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line-break/>Issues</text:h>
      <text:p text:style-name="Standard"/>
      <text:list xml:id="list1560005530" text:style-name="L1">
        <text:list-item>
          <text:p text:style-name="P1">เวลาทำ tag ใน change person ควรกด Enter ได้เลย ไม่ต้องคลิก</text:p>
        </text:list-item>
        <text:list-item>
          <text:p text:style-name="P1">ควร resize ภาพเวลาทำ face detection อย่างไร (ตอนนี้ทำแล้ว แต่ไม่รู้ดีป่าว)</text:p>
        </text:list-item>
        <text:list-item>
          <text:p text:style-name="P1">ควรอนุญาตให้ change person แล้วกลายเป็นชื่อที่เป็น null string หรือไม่</text:p>
          <text:p text:style-name="P1">ตอนนี้เข้าใจว่าจะกลายเป็นมีค่าเท่ากับการ decline</text:p>
        </text:list-item>
        <text:list-item>
          <text:p text:style-name="P1">ควรแสดงให้ user เห็นสถานะการประมวลผลหรือไม่ แล้วจะแสดงอย่างไร</text:p>
        </text:list-item>
        <text:list-item>
          <text:p text:style-name="P1">ภาพที่มาจากไดร์ฟที่ต้อง mount เช่นจาก external hd เวลาทำ detect เจ๊ง จะแก้ปัญหามั้ย แล้วจะแก้ยังไง</text:p>
        </text:list-item>
        <text:list-item>
          <text:p text:style-name="P1">ควรควบคุม cpu process หรือไม่</text:p>
        </text:list-item>
        <text:list-item>
          <text:p text:style-name="P1">ควรเพิ่มเงื่อนไขว่า แต่ละคนต้องมีรูปขั้นต่ำอย่างน้อยกี่รูป เช่นถ้ามี 1 รูปแล้วเอาไป train ก็จะมีโอกาสผิดเยอะมากๆอยู่แล้ว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yperJump </meta:initial-creator>
    <meta:creation-date>2010-01-13T20:50:20</meta:creation-date>
    <dc:date>2010-01-13T22:15:51</dc:date>
    <dc:creator>HyperJump </dc:creator>
    <meta:editing-duration>PT00H37M04S</meta:editing-duration>
    <meta:editing-cycles>6</meta:editing-cycles>
    <meta:generator>OpenOffice.org/3.1$Linux OpenOffice.org_project/310m19$Build-9420</meta:generator>
    <meta:document-statistic meta:table-count="0" meta:image-count="0" meta:object-count="0" meta:page-count="1" meta:paragraph-count="9" meta:word-count="349" meta:character-count="579"/>
  </office:meta>
</office:document-meta>
</file>